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1" svg:font-family="'Source Code Pro'" style:font-pitch="fixed"/>
    <style:font-face style:name="Source Code Pro" svg:font-family="'Source Code Pro'" style:font-adornments="Normal" style:font-pitch="fixed"/>
    <style:font-face style:name="Courier New" svg:font-family="'Courier New'" style:font-family-generic="modern" style:font-pitch="fixed"/>
    <style:font-face style:name="Liberation Mono" svg:font-family="'Liberation Mono'" style:font-family-generic="modern" style:font-pitch="fixed"/>
    <style:font-face style:name="Century Gothic" svg:font-family="'Century Gothic'" style:font-adornments="Normal"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officeooo:rsid="08d68f0f" officeooo:paragraph-rsid="08d68f0f"/>
    </style:style>
    <style:style style:name="P2" style:family="paragraph" style:parent-style-name="Header">
      <style:text-properties officeooo:paragraph-rsid="0afdf8f8"/>
    </style:style>
    <style:style style:name="P3" style:family="paragraph" style:parent-style-name="Footer">
      <style:text-properties officeooo:rsid="0b02c885" officeooo:paragraph-rsid="0b02c885"/>
    </style:style>
    <style:style style:name="P4" style:family="paragraph" style:parent-style-name="Heading">
      <style:text-properties officeooo:rsid="0afdf8f8" officeooo:paragraph-rsid="0afdf8f8"/>
    </style:style>
    <style:style style:name="P5" style:family="paragraph" style:parent-style-name="Text_20_body">
      <style:text-properties officeooo:rsid="0b02c885" officeooo:paragraph-rsid="0b02c885"/>
    </style:style>
    <style:style style:name="P6" style:family="paragraph" style:parent-style-name="Text_20_body">
      <style:text-properties officeooo:paragraph-rsid="0b02c885"/>
    </style:style>
    <style:style style:name="P7" style:family="paragraph" style:parent-style-name="Text_20_body">
      <style:text-properties officeooo:rsid="0b04bb22" officeooo:paragraph-rsid="0b04bb22"/>
    </style:style>
    <style:style style:name="P8" style:family="paragraph" style:parent-style-name="Subtitle">
      <style:text-properties officeooo:rsid="0afdf8f8" officeooo:paragraph-rsid="0afdf8f8"/>
    </style:style>
    <style:style style:name="P9" style:family="paragraph" style:parent-style-name="Text_20_body" style:list-style-name="L1">
      <style:text-properties officeooo:rsid="0b03ce1e" officeooo:paragraph-rsid="0b03ce1e"/>
    </style:style>
    <style:style style:name="P10" style:family="paragraph" style:parent-style-name="Heading_20_1">
      <style:text-properties officeooo:rsid="0aff40a7" officeooo:paragraph-rsid="0aff40a7"/>
    </style:style>
    <style:style style:name="P11" style:family="paragraph" style:parent-style-name="Heading_20_1">
      <style:text-properties officeooo:rsid="0b012acb" officeooo:paragraph-rsid="0b012acb"/>
    </style:style>
    <style:style style:name="P12" style:family="paragraph" style:parent-style-name="Heading_20_1">
      <style:text-properties officeooo:rsid="0b02ad95" officeooo:paragraph-rsid="0b02ad95"/>
    </style:style>
    <style:style style:name="P13" style:family="paragraph" style:parent-style-name="Heading_20_2">
      <style:text-properties officeooo:rsid="0aff40a7" officeooo:paragraph-rsid="0aff40a7"/>
    </style:style>
    <style:style style:name="P14" style:family="paragraph" style:parent-style-name="Heading_20_2">
      <style:text-properties officeooo:rsid="0b02ad95" officeooo:paragraph-rsid="0b02ad95"/>
    </style:style>
    <style:style style:name="P15" style:family="paragraph" style:parent-style-name="First_20_line_20_indent">
      <style:text-properties officeooo:rsid="0b08570a" officeooo:paragraph-rsid="0b08570a"/>
    </style:style>
    <style:style style:name="P16" style:family="paragraph" style:parent-style-name="First_20_line_20_indent">
      <style:text-properties officeooo:paragraph-rsid="0b08570a"/>
    </style:style>
    <style:style style:name="P17" style:family="paragraph" style:parent-style-name="First_20_line_20_indent">
      <style:text-properties officeooo:rsid="0b0a7668" officeooo:paragraph-rsid="0b0a7668"/>
    </style:style>
    <style:style style:name="T1" style:family="text">
      <style:text-properties officeooo:rsid="0afdf8f8"/>
    </style:style>
    <style:style style:name="T2" style:family="text">
      <style:text-properties officeooo:rsid="0afe98f8"/>
    </style:style>
    <style:style style:name="T3" style:family="text">
      <style:text-properties officeooo:rsid="0b02c885"/>
    </style:style>
    <style:style style:name="T4" style:family="text">
      <style:text-properties officeooo:rsid="0b03ce1e"/>
    </style:style>
    <style:style style:name="T5" style:family="text">
      <style:text-properties officeooo:rsid="0b04bb22"/>
    </style:style>
    <style:style style:name="T6" style:family="text">
      <style:text-properties officeooo:rsid="0b08570a"/>
    </style:style>
    <style:style style:name="T7" style:family="text">
      <style:text-properties officeooo:rsid="0b094f2b"/>
    </style:style>
    <style:style style:name="T8" style:family="text">
      <style:text-properties officeooo:rsid="0b0961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port Autocell</text:p>
      <text:p text:style-name="P8">Projet LO21<text:span text:style-name="T2"> – </text:span>P18</text:p>
      <text:h text:style-name="P10" text:outline-level="1">Les automates cellulaires</text:h>
      <text:p text:style-name="P6"><text:span text:style-name="T3">Avant de présenter le travail que nous avons réalisé dans le cadre du projet </text:span><text:span text:style-name="Emphasis"><text:span text:style-name="T3">Autocell</text:span></text:span>, <text:span text:style-name="T3">nous devons exposer ce qu’est un automate cellulaire.</text:span></text:p>
      <text:h text:style-name="P13" text:outline-level="2">Principe</text:h>
      <text:p text:style-name="P5">Les automates cellulaires sont des objets mathématiques souvent étudiés dans le cadre de l’informatique théorique et des systèmes complexes. Ils visent à simuler le comportement d’un ensemble de cellules. Celles-ci sont disposées selon une grille et se trouvent à chaque instant dans un état bien défini. <text:span text:style-name="T4">La grille comporte une, deux, …, n dimensions. Elle est théoriquement infinie mais souvent codée par une matrice de taille finie, éventuellement torique.</text:span> Le système évolue de façon discrète, c’est-à-dire qu’une cellule dans un état E à l’instant t peut passer à l’état E’ à l’instant t+1 sans étape intermédiaire. Cet état E’ est déterminé par un ensemble de règles non ambiguës.</text:p>
      <text:h text:style-name="P13" text:outline-level="2">Types d’automates</text:h>
      <text:p text:style-name="Text_20_body">Ces règles définissent des catégories <text:span text:style-name="T4">d’automate. Elles doivent notamment clarifier :</text:span></text:p>
      <text:list xml:id="list1174512438" text:style-name="L1">
        <text:list-item>
          <text:p text:style-name="P9">la liste des états dans lesquels chaque cellule peut se trouver ;</text:p>
        </text:list-item>
        <text:list-item>
          <text:p text:style-name="P9">quelles cellules sont considérées pour le calcul de l’état de la cellule x à l’instant t+1 ;</text:p>
        </text:list-item>
        <text:list-item>
          <text:p text:style-name="P9">comment ce <text:span text:style-name="T5">calcul est effectué.</text:span></text:p>
        </text:list-item>
      </text:list>
      <text:p text:style-name="P7">Ces informations servent à identifier un automate et à le nommer. Pour mieux comprendre de quoi il en retourne, nous vous invitons à lire notre partie suivante pour des exemples d’automates.</text:p>
      <text:h text:style-name="P13" text:outline-level="2">Automates implémentés</text:h>
      <text:p text:style-name="First_20_line_20_indent">Les automates les plus simples sont ceux dont la grille comporte une seule dimension, qui autorisent deux états <text:span text:style-name="T8">pour les cellules </text:span>(morte et vivante) et pour lesquels seules trois <text:span text:style-name="T8">cases</text:span> sont considérées : celle dont on veut calculer l’état suivant et les deux cellules adjacentes. Pour un voisinage donné, il y a 2³ = 8 combinaisons possibles de cellules mortes et vivantes. Il est donc possible d’implémenter tous les automates de ce type, ce que nous avons fait. L’utilisateur peut configurer sa règle, soit en donnant le numéro qui y est associé, soit en choisissant si la cellule survit ou non dans chacune des configurations possibles.</text:p>
      <text:p text:style-name="P16"><text:span text:style-name="T6">Pour les automates en deux dimensions, il devient plus difficile de donner une définition </text:span><text:span text:style-name="Emphasis"><text:span text:style-name="T6">in extenso</text:span></text:span>. <text:span text:style-name="T6">Si l’on se place dans un cas similaire, où l’on prend en compte 9 cellules (celle qu’on considère et les 8 qui l’entourent), avec deux états possibles, il y a déjà 2⁹ = 512 cas à traiter. Difficile de demander à l’utilisateur si </text:span><text:soft-page-break/><text:span text:style-name="T6">la cellule doit survivre, naître ou mourir dans chacun de ces cas. Aussi, rien n’empêche de considérer plus de voisines (avec le deuxième rang par exemple, ce qui mène à 15 cellules qui entrent dans le calcul) ou en imaginant qu’une cellule peut prendre plus d’états.</text:span></text:p>
      <text:p text:style-name="P15">Nous n’avons donc implémenté que <text:span text:style-name="T7">deux familles d’automates en deux dimensions : le jeu de la vie et Wireworld.</text:span></text:p>
      <text:p text:style-name="P17">Le jeu de la vie est un automate en deux dimensions qui autorise deux états pour chaque cellule : morte ou vivante. Les cellules considérées sont les 8 voisines directes.</text:p>
      <text:h text:style-name="P11" text:outline-level="1">Notre architecture</text:h>
      <text:h text:style-name="P12" text:outline-level="1">Évolutions possibles</text:h>
      <text:h text:style-name="P14" text:outline-level="2">Comment ajouter un automa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1" svg:font-family="'Source Code Pro'" style:font-pitch="fixed"/>
    <style:font-face style:name="Source Code Pro" svg:font-family="'Source Code Pro'" style:font-adornments="Normal" style:font-pitch="fixed"/>
    <style:font-face style:name="Courier New" svg:font-family="'Courier New'" style:font-family-generic="modern" style:font-pitch="fixed"/>
    <style:font-face style:name="Liberation Mono" svg:font-family="'Liberation Mono'" style:font-family-generic="modern" style:font-pitch="fixed"/>
    <style:font-face style:name="Century Gothic" svg:font-family="'Century Gothic'" style:font-adornments="Normal"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95%" fo:text-align="justify" style:justify-single-word="false" fo:orphans="2" fo:widows="2" fo:text-indent="0cm" style:auto-text-indent="false" text:number-lines="false" text:line-number="0" style:writing-mode="lr-tb"/>
      <style:text-properties fo:color="#000000" style:font-name="Garamond" fo:font-family="Garamond" style:font-style-name="Normal" style:font-family-generic="roman" style:font-pitch="variable" fo:font-size="10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auto-update="true" style:class="text" style:master-page-name="">
      <style:paragraph-properties fo:margin-left="0cm" fo:margin-right="0cm" fo:margin-top="0.499cm" fo:margin-bottom="0cm" loext:contextual-spacing="false" fo:text-align="center" style:justify-single-word="false" fo:text-indent="0cm" style:auto-text-indent="false" style:page-number="auto" fo:keep-with-next="always" style:writing-mode="lr-tb">
        <style:tab-stops/>
      </style:paragraph-properties>
      <style:text-properties style:font-name="Garamond" fo:font-family="Garamond" style:font-style-name="Normal" style:font-family-generic="roman" style:font-pitch="variable" fo:font-size="325%" fo:font-style="normal" fo:font-weight="normal"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left="0cm" fo:margin-right="0cm" fo:margin-top="0.049cm" fo:margin-bottom="0.06cm" loext:contextual-spacing="false" fo:text-indent="1cm" style:auto-text-indent="false" style:page-number="auto" text:number-lines="false" text:line-number="0" style:writing-mode="lr-tb">
        <style:tab-stops/>
      </style:paragraph-properties>
      <style:text-properties fo:color="#000000" style:font-name="Garamond" fo:font-family="Garamond" style:font-style-name="Normal" style:font-family-generic="roman" style:font-pitch="variable" fo:font-size="10pt" fo:font-weight="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writing-mode="lr-tb"/>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margin-top="0cm" fo:margin-bottom="0.101cm" loext:contextual-spacing="true" fo:text-align="center" style:justify-single-word="false" fo:text-indent="0.499cm" style:auto-text-indent="false" style:page-number="auto" style:writing-mode="lr-tb"/>
      <style:text-properties fo:font-size="75%" style:text-underline-style="none"/>
    </style:style>
    <style:style style:name="Heading_20_1" style:display-name="Heading 1" style:family="paragraph" style:parent-style-name="Standard" style:next-style-name="Text_20_body" style:default-outline-level="1" style:class="text" style:master-page-name="">
      <loext:graphic-properties draw:fill-image-width="0cm" draw:fill-image-height="0cm"/>
      <style:paragraph-properties fo:margin-left="0cm" fo:margin-right="0cm" fo:margin-top="0.199cm" fo:margin-bottom="0.199cm" loext:contextual-spacing="false" fo:orphans="0" fo:widows="0" fo:text-indent="0cm" style:auto-text-indent="false" style:page-number="auto" fo:padding="0.049cm" fo:border="none" style:shadow="none" fo:keep-with-next="always" style:writing-mode="lr-tb">
        <style:tab-stops/>
      </style:paragraph-properties>
      <style:text-properties fo:font-size="200%" style:text-underline-style="none" fo:font-weight="normal" style:letter-kerning="true" style:font-size-asian="16pt" style:font-weight-asian="bold" style:font-size-complex="16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1cm" fo:margin-right="0cm" fo:margin-top="0.199cm" fo:margin-bottom="0.199cm" loext:contextual-spacing="false" fo:orphans="0" fo:widows="0" fo:text-indent="0cm" style:auto-text-indent="false" style:page-number="auto" fo:padding="0.049cm" fo:border="none" fo:keep-with-next="always" style:writing-mode="lr-tb"/>
      <style:text-properties fo:font-size="90%" style:text-underline-style="none" style:font-size-asian="14pt"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left="1.799cm" fo:margin-right="0cm" fo:margin-top="0.199cm" fo:margin-bottom="0.199cm" loext:contextual-spacing="false" fo:orphans="0" fo:widows="0" fo:text-indent="0cm" style:auto-text-indent="false" style:page-number="auto" fo:keep-with-next="always" style:writing-mode="lr-tb"/>
      <style:text-properties fo:font-size="90%" style:text-underline-style="none"/>
    </style:style>
    <style:style style:name="Heading_20_4" style:display-name="Heading 4" style:family="paragraph" style:parent-style-name="Heading_20_3" style:next-style-name="Text_20_body" style:default-outline-level="4" style:class="text" style:master-page-name="">
      <style:paragraph-properties fo:margin-left="2.401cm" fo:margin-right="0cm" fo:margin-top="0.199cm" fo:margin-bottom="0.199cm" loext:contextual-spacing="false" fo:text-indent="0cm" style:auto-text-indent="false" style:page-number="auto" style:writing-mode="lr-tb"/>
      <style:text-properties fo:font-size="90%"/>
    </style:style>
    <style:style style:name="Heading_20_5" style:display-name="Heading 5" style:family="paragraph" style:parent-style-name="Heading_20_4" style:next-style-name="Text_20_body" style:default-outline-level="5" style:class="text">
      <style:paragraph-properties fo:margin-left="3cm" fo:margin-right="0cm" fo:margin-top="0.199cm" fo:margin-bottom="0.199cm" loext:contextual-spacing="false" fo:text-indent="0cm" style:auto-text-indent="false" style:writing-mode="lr-tb"/>
      <style:text-properties fo:font-size="90%"/>
    </style:style>
    <style:style style:name="Heading_20_6" style:display-name="Heading 6" style:family="paragraph" style:parent-style-name="Heading_20_5" style:next-style-name="Text_20_body" style:default-outline-level="6" style:class="text">
      <style:paragraph-properties fo:margin-left="3.401cm" fo:margin-right="0cm" fo:text-indent="0cm" style:auto-text-indent="false" style:writing-mode="lr-tb"/>
      <style:text-properties fo:font-size="90%" style:text-underline-style="none" fo:font-weight="normal"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3.799cm" fo:margin-right="0cm" fo:text-indent="0cm" style:auto-text-indent="false"/>
      <style:text-properties fo:font-size="95%" fo:font-weight="normal"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4.2cm" fo:margin-right="0cm" fo:text-indent="0cm" style:auto-text-indent="false"/>
      <style:text-properties fo:font-size="95%" fo:font-weight="normal"/>
    </style:style>
    <style:style style:name="Heading_20_9" style:display-name="Heading 9" style:family="paragraph" style:parent-style-name="Heading_20_8" style:next-style-name="Text_20_body" style:default-outline-level="9" style:class="text">
      <style:paragraph-properties fo:margin-left="4.6cm" fo:margin-right="0cm" fo:text-indent="0cm" style:auto-text-indent="false"/>
      <style:text-properties fo:font-size="95%" fo:font-weight="normal"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left="5.001cm" fo:margin-right="0cm" fo:text-indent="0cm" style:auto-text-indent="false"/>
      <style:text-properties fo:font-size="95%" fo:font-weight="normal" style:font-size-asian="75%" style:font-weight-asian="bold" style:font-size-complex="75%" style:font-weight-complex="bold"/>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1cm" fo:margin-bottom="0.4cm" loext:contextual-spacing="false" fo:text-indent="0cm" style:auto-text-indent="false" text:number-lines="false" text:line-number="0" style:writing-mode="lr-tb"/>
      <style:text-properties fo:font-size="70%"/>
    </style:style>
    <style:style style:name="Contents_20_1" style:display-name="Contents 1" style:family="paragraph" style:parent-style-name="Heading_20_1" style:default-outline-level="" style:list-style-name="" style:class="index" style:master-page-name="">
      <style:paragraph-properties fo:margin-left="0cm" fo:margin-right="0cm" fo:margin-top="0.101cm" fo:margin-bottom="0cm" loext:contextual-spacing="false" fo:orphans="0" fo:widows="0" fo:text-indent="0cm" style:auto-text-indent="false" style:page-number="auto" fo:padding="0.049cm" fo:border="none" fo:keep-with-next="auto" style:writing-mode="lr-tb">
        <style:tab-stops>
          <style:tab-stop style:position="16.002cm" style:type="right"/>
        </style:tab-stops>
      </style:paragraph-properties>
      <style:text-properties fo:font-size="20pt"/>
    </style:style>
    <style:style style:name="Contents_20_2" style:display-name="Contents 2" style:family="paragraph" style:parent-style-name="Heading_20_2" style:default-outline-level="" style:list-style-name="" style:class="index" style:master-page-name="">
      <style:paragraph-properties fo:margin-top="0cm" fo:margin-bottom="0cm" loext:contextual-spacing="false" fo:orphans="0" fo:widows="0" style:page-number="auto" fo:keep-with-next="auto" style:writing-mode="lr-tb">
        <style:tab-stops>
          <style:tab-stop style:position="15.503cm" style:type="right"/>
        </style:tab-stops>
      </style:paragraph-properties>
      <style:text-properties fo:font-size="18pt" style:text-underline-style="none"/>
    </style:style>
    <style:style style:name="Contents_20_3" style:display-name="Contents 3" style:family="paragraph" style:parent-style-name="Heading_20_3" style:default-outline-level="" style:list-style-name="" style:class="index" style:master-page-name="">
      <style:paragraph-properties fo:margin-top="0cm" fo:margin-bottom="0cm" loext:contextual-spacing="false" fo:orphans="0" fo:widows="0" style:page-number="auto" fo:keep-with-next="auto" style:writing-mode="lr-tb">
        <style:tab-stops>
          <style:tab-stop style:position="15.004cm" style:type="right"/>
        </style:tab-stops>
      </style:paragraph-properties>
      <style:text-properties fo:font-size="16.2000007629395pt" style:text-underline-style="none"/>
    </style:style>
    <style:style style:name="Contents_20_5" style:display-name="Contents 5" style:family="paragraph" style:parent-style-name="Heading_20_5" style:default-outline-level="" style:list-style-name="" style:class="index">
      <style:paragraph-properties fo:margin-top="0cm" fo:margin-bottom="0cm" loext:contextual-spacing="false" style:writing-mode="lr-tb">
        <style:tab-stops>
          <style:tab-stop style:position="14.005cm" style:type="right" style:leader-style="dotted" style:leader-text="."/>
        </style:tab-stops>
      </style:paragraph-properties>
      <style:text-properties fo:font-size="13.0500001907349pt" style:text-underline-style="none"/>
    </style:style>
    <style:style style:name="Contents_20_4" style:display-name="Contents 4" style:family="paragraph" style:parent-style-name="Heading_20_4" style:auto-update="true" style:default-outline-level="" style:list-style-name="" style:class="index" style:master-page-name="">
      <style:paragraph-properties fo:margin-top="0cm" fo:margin-bottom="0cm" loext:contextual-spacing="false" fo:orphans="0" fo:widows="0" style:page-number="auto" fo:keep-with-next="auto" style:writing-mode="lr-tb">
        <style:tab-stops>
          <style:tab-stop style:position="14.504cm" style:type="right" style:leader-style="dotted" style:leader-text="."/>
        </style:tab-stops>
      </style:paragraph-properties>
      <style:text-properties fo:font-size="14.5500001907349pt"/>
    </style:style>
    <style:style style:name="Contents_20_6" style:display-name="Contents 6" style:family="paragraph" style:parent-style-name="Heading_20_6" style:auto-update="true" style:default-outline-level="" style:list-style-name="" style:class="index">
      <style:paragraph-properties fo:margin-top="0cm" fo:margin-bottom="0cm" loext:contextual-spacing="false" style:writing-mode="lr-tb">
        <style:tab-stops>
          <style:tab-stop style:position="13.506cm" style:type="right" style:leader-style="dotted" style:leader-text="."/>
        </style:tab-stops>
      </style:paragraph-properties>
      <style:text-properties fo:font-size="11.6999998092651pt" style:text-underline-style="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1cm" style:auto-text-indent="false"/>
    </style:style>
    <style:style style:name="Drawing" style:family="paragraph" style:parent-style-name="Caption" style:class="extra"/>
    <style:style style:name="Addressee" style:family="paragraph" style:parent-style-name="Standard" style:class="extra" style:master-page-name="">
      <style:paragraph-properties fo:margin-left="0cm" fo:margin-right="0cm" fo:margin-top="0cm" fo:margin-bottom="0.106cm" loext:contextual-spacing="false" fo:text-align="end" style:justify-single-word="false" fo:text-indent="0cm" style:auto-text-indent="false" style:page-number="auto"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1cm" style:auto-text-indent="false"/>
    </style:style>
    <style:style style:name="Header_20_right" style:display-name="Header right" style:family="paragraph" style:parent-style-name="Header" style:class="extra">
      <style:paragraph-properties fo:margin-left="0cm" fo:margin-right="0cm" fo:text-align="end" style:justify-single-word="false" fo:text-indent="0cm" style:auto-text-indent="false"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fo:margin-left="0cm" fo:margin-right="0cm" fo:text-align="start" style:justify-single-word="false" fo:text-indent="0cm" style:auto-text-indent="false"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fo:text-align="start" style:justify-single-word="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ooter_20_right" style:display-name="Footer right" style:family="paragraph" style:parent-style-name="Foot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7" style:display-name="Contents 7" style:family="paragraph" style:parent-style-name="Heading_20_7" style:default-outline-level="" style:list-style-name="" style:class="index">
      <style:paragraph-properties fo:margin-top="0cm" fo:margin-bottom="0cm" loext:contextual-spacing="false">
        <style:tab-stops>
          <style:tab-stop style:position="13.007cm" style:type="right" style:leader-style="dotted" style:leader-text="."/>
        </style:tab-stops>
      </style:paragraph-properties>
      <style:text-properties fo:font-size="11.1000003814697pt"/>
    </style:style>
    <style:style style:name="Contents_20_8" style:display-name="Contents 8" style:family="paragraph" style:parent-style-name="Heading_20_8" style:default-outline-level="" style:list-style-name="" style:class="index">
      <style:paragraph-properties fo:margin-top="0cm" fo:margin-bottom="0cm" loext:contextual-spacing="false">
        <style:tab-stops>
          <style:tab-stop style:position="12.508cm" style:type="right" style:leader-style="dotted" style:leader-text="."/>
        </style:tab-stops>
      </style:paragraph-properties>
    </style:style>
    <style:style style:name="Contents_20_10" style:display-name="Contents 10" style:family="paragraph" style:parent-style-name="Heading_20_10" style:default-outline-level="" style:list-style-name="" style:class="index">
      <style:paragraph-properties fo:margin-top="0cm" fo:margin-bottom="0cm" loext:contextual-spacing="false">
        <style:tab-stops>
          <style:tab-stop style:position="11.509cm" style:type="right" style:leader-style="dotted" style:leader-text="."/>
        </style:tab-stops>
      </style:paragraph-properties>
    </style:style>
    <style:style style:name="Contents_20_9" style:display-name="Contents 9" style:family="paragraph" style:parent-style-name="Heading_20_9" style:default-outline-level="" style:list-style-name="" style:class="index">
      <style:paragraph-properties fo:margin-top="0cm" fo:margin-bottom="0cm" loext:contextual-spacing="false">
        <style:tab-stops>
          <style:tab-stop style:position="12.009cm" style:type="right" style:leader-style="dotted" style:leader-text="."/>
        </style:tab-stops>
      </style:paragraph-properties>
      <style:text-properties style:font-weight-asian="normal"/>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list-style-name="">
      <style:paragraph-properties fo:margin-left="1cm" fo:margin-right="0cm" fo:margin-top="0.049cm" fo:margin-bottom="0.06cm" loext:contextual-spacing="true" fo:text-align="start" style:justify-single-word="false" fo:text-indent="0cm" style:auto-text-indent="false" text:number-lines="true" text:line-number="1" style:writing-mode="lr-tb">
        <style:tab-stops>
          <style:tab-stop style:position="1cm"/>
          <style:tab-stop style:position="2cm"/>
          <style:tab-stop style:position="3cm"/>
          <style:tab-stop style:position="4.001cm"/>
          <style:tab-stop style:position="5.001cm"/>
          <style:tab-stop style:position="6.001cm"/>
        </style:tab-stops>
      </style:paragraph-properties>
      <style:text-properties style:font-name="Source Code Pro1" fo:font-family="'Source Code Pro'" style:font-pitch="fixed" fo:font-size="9pt" officeooo:rsid="00bcd3b2" style:font-size-asian="9pt" style:font-size-complex="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ize-asian="10.5pt"/>
    </style:style>
    <style:style style:name="Strong_20_Emphasis" style:display-name="Strong Emphasis" style:family="text" style:parent-style-name="Emphasis">
      <style:text-properties fo:font-style="normal"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ligné" style:family="text">
      <style:text-properties style:text-underline-style="solid" style:text-underline-width="auto" style:text-underline-color="font-color"/>
    </style:style>
    <style:style style:name="Line_20_numbering" style:display-name="Line numbering" style:family="text">
      <style:text-properties style:font-name="Century Gothic" fo:font-family="'Century Gothic'" style:font-style-name="Normal" style:font-pitch="variable" fo:font-size="7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etites_20_majuscules" style:display-name="Petites majuscules" style:family="text">
      <style:text-properties fo:font-variant="small-caps" style:font-size-asian="10.5pt"/>
    </style:style>
    <style:style style:name="Character_5f_20_5f_style" style:display-name="Character_20_style" style:family="text"/>
    <style:style style:name="Source_20_Text" style:display-name="Source Text" style:family="text">
      <style:text-properties style:font-name="Source Code Pro" fo:font-family="'Source Code Pro'" style:font-style-name="Normal" style:font-pitch="fixed" fo:font-size="9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Exposant" style:family="text" style:parent-style-name="Petites_20_majuscules">
      <style:text-properties fo:font-variant="normal" fo:text-transform="none"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suffix="." style:num-format="1" text:display-levels="6">
        <style:list-level-properties text:list-level-position-and-space-mode="label-alignment">
          <style:list-level-label-alignment text:label-followed-by="space"/>
        </style:list-level-properties>
      </text:outline-level-style>
      <text:outline-level-style text:level="7" style:num-suffix="." style:num-format="1" text:display-levels="7">
        <style:list-level-properties text:list-level-position-and-space-mode="label-alignment">
          <style:list-level-label-alignment text:label-followed-by="space"/>
        </style:list-level-properties>
      </text:outline-level-style>
      <text:outline-level-style text:level="8" style:num-suffix="." style:num-format="1" text:display-levels="8">
        <style:list-level-properties text:list-level-position-and-space-mode="label-alignment">
          <style:list-level-label-alignment text:label-followed-by="space"/>
        </style:list-level-properties>
      </text:outline-level-style>
      <text:outline-level-style text:level="9" style:num-suffix="." style:num-format="1" text:display-levels="9">
        <style:list-level-properties text:list-level-position-and-space-mode="label-alignment">
          <style:list-level-label-alignment text:label-followed-by="space"/>
        </style:list-level-properties>
      </text:outline-level-style>
      <text:outline-level-style text:level="10" style:num-suffix="." style:num-format="1" text:display-levels="10">
        <style:list-level-properties text:list-level-position-and-space-mode="label-alignment">
          <style:list-level-label-alignment text:label-followed-by="space"/>
        </style:list-level-properties>
      </text:outline-level-style>
    </text:outline-style>
    <text:list-style style:name="List_20_1" style:display-name="List 1" text:consecutive-numbering="true">
      <text:list-level-style-bullet text:level="1" text:style-name="Numbering_20_Symbols" text:bullet-char="—">
        <style:list-level-properties text:list-level-position-and-space-mode="label-alignment">
          <style:list-level-label-alignment text:label-followed-by="listtab" text:list-tab-stop-position="1.499cm" fo:text-indent="0.499cm"/>
        </style:list-level-properties>
        <style:text-properties fo:font-family="OpenSymbol" style:font-style-name="Regular"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2.499cm" fo:text-indent="0.499cm" fo:margin-left="1cm"/>
        </style:list-level-properties>
        <style:text-properties fo:font-family="OpenSymbol" style:font-style-name="Regular"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5cm" fo:text-indent="0.499cm" fo:margin-left="2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5cm" fo:text-indent="0.499cm" fo:margin-left="3cm"/>
        </style:list-level-properties>
        <style:text-properties fo:font-family="OpenSymbol" style:font-style-name="Regular"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5.5cm" fo:text-indent="0.499cm" fo:margin-left="4.001cm"/>
        </style:list-level-properties>
        <style:text-properties fo:font-family="OpenSymbol" style:font-style-name="Regular"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6.5cm" fo:text-indent="0.499cm" fo:margin-left="5.001cm"/>
        </style:list-level-properties>
        <style:text-properties fo:font-family="OpenSymbol" style:font-style-name="Regular"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7.5cm" fo:text-indent="0.499cm" fo:margin-left="6.001cm"/>
        </style:list-level-properties>
        <style:text-properties fo:font-family="OpenSymbol" style:font-style-name="Regular"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8.5cm" fo:text-indent="0.499cm" fo:margin-left="7.001cm"/>
        </style:list-level-properties>
        <style:text-properties fo:font-family="OpenSymbol" style:font-style-name="Regular"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9.5cm" fo:text-indent="0.501cm" fo:margin-left="7.999cm"/>
        </style:list-level-properties>
        <style:text-properties fo:font-family="OpenSymbol" style:font-style-name="Regular"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0.5cm" fo:text-indent="0.501cm" fo:margin-left="8.999cm"/>
        </style:list-level-properties>
        <style:text-properties fo:font-family="OpenSymbol" style:font-style-name="Regular" style:font-charset="x-symbol"/>
      </text:list-level-style-bullet>
    </text:list-style>
    <text:list-style style:name="WW8Num1"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2.27cm" fo:text-indent="-0.635cm" fo:margin-left="2.27cm"/>
        </style:list-level-properties>
        <style:text-properties fo:font-family="Symbol" style:font-family-generic="roman"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08cm" fo:text-indent="-0.635cm" fo:margin-left="6.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9.89cm" fo:text-indent="-0.635cm" fo:margin-left="9.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rsid="08d68f0f" officeooo:paragraph-rsid="08d68f0f"/>
    </style:style>
    <style:style style:name="MP2" style:family="paragraph" style:parent-style-name="Header">
      <style:text-properties officeooo:paragraph-rsid="0afdf8f8"/>
    </style:style>
    <style:style style:name="MP3" style:family="paragraph" style:parent-style-name="Footer">
      <style:text-properties officeooo:rsid="0b02c885" officeooo:paragraph-rsid="0b02c885"/>
    </style:style>
    <style:style style:name="MT1" style:family="text">
      <style:text-properties officeooo:rsid="0afdf8f8"/>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2"><text:span text:style-name="MT1">Natan </text:span><text:span text:style-name="Petites_20_majuscules"><text:span text:style-name="MT1">Danous</text:span></text:span><text:tab/><text:span text:style-name="MT1">Bertille </text:span><text:span text:style-name="Petites_20_majuscules"><text:span text:style-name="MT1">Dubosc de Pesquidoux</text:span></text:span><text:tab/><text:span text:style-name="MT1">Yiwen </text:span><text:span text:style-name="Petites_20_majuscules"><text:span text:style-name="MT1">Wang</text:span></text:span></text:p>
      </style:header-first>
      <style:footer>
        <text:p text:style-name="Footer"/>
      </style:footer>
      <style:footer-first>
        <text:p text:style-name="MP3">LO21<text:tab/>- <text:page-number text:select-page="current">1</text:page-number>/<text:page-count>2</text:page-count> -<text:tab/>P18</text:p>
      </style:footer-first>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22:00:40.418493691</meta:creation-date>
    <meta:editing-duration>PT1H9M16S</meta:editing-duration>
    <meta:editing-cycles>12</meta:editing-cycles>
    <meta:generator>LibreOffice/6.0.4.2$Linux_X86_64 LibreOffice_project/00m0$Build-2</meta:generator>
    <dc:date>2018-06-14T17:31:07.677304820</dc:date>
    <meta:document-statistic meta:table-count="0" meta:image-count="0" meta:object-count="0" meta:page-count="2" meta:paragraph-count="22" meta:word-count="513" meta:character-count="3067" meta:non-whitespace-character-count="2587"/>
    <meta:template xlink:type="simple" xlink:actuate="onRequest" xlink:title="Défaut" xlink:href="../../../../../../../.config/libreoffice/4/user/template/Défaut.ott" meta:date="2018-06-13T22:00:38.132836091"/>
  </office:meta>
</office:document-meta>
</file>